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4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6.762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6.015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1" style:family="table-cell" style:parent-style-name="Default">
      <style:table-cell-properties fo:background-color="#ffffd7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39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2" style:family="table-cell" style:parent-style-name="Default">
      <style:table-cell-properties fo:background-color="#e6e6ff"/>
    </style:style>
    <style:style style:name="ce40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4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8" style:family="table-cell" style:parent-style-name="Default" style:data-style-name="N37">
      <style:table-cell-properties fo:background-color="transparent"/>
      <style:text-properties style:use-window-font-color="true"/>
    </style:style>
    <style:style style:name="ce15" style:family="table-cell" style:parent-style-name="Default" style:data-style-name="N37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8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3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5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6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57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9" style:family="table-cell" style:parent-style-name="Default" style:data-style-name="N37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54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32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8.0 / 2024-07-18</text:p>
          </table:table-cell>
          <table:table-cell table:style-name="ce1"/>
          <table:table-cell table:style-name="ce11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1" table:number-columns-repeated="3"/>
          <table:table-cell table:style-name="ce1" table:number-columns-repeated="4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18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19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6"/>
          <table:table-cell table:style-name="ce22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6"/>
          <table:table-cell table:style-name="ce22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post_excerp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9"/>
          <table:table-cell table:style-name="ce19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WOHNEN</text:p>
          </table:table-cell>
          <table:table-cell office:value-type="string" calcext:value-type="string">
            <text:p>property_cat</text:p>
          </table:table-cell>
          <table:table-cell/>
          <table:table-cell office:value-type="string" calcext:value-type="string">
            <text:p>Living Properties</text:p>
          </table:table-cell>
          <table:table-cell/>
          <table:table-cell office:value-type="string" calcext:value-type="string">
            <text:p>Wohnimmobili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GEWERBE</text:p>
          </table:table-cell>
          <table:table-cell office:value-type="string" calcext:value-type="string">
            <text:p>property_cat</text:p>
          </table:table-cell>
          <table:table-cell/>
          <table:table-cell office:value-type="string" calcext:value-type="string">
            <text:p>Commercial Properties</text:p>
          </table:table-cell>
          <table:table-cell/>
          <table:table-cell office:value-type="string" calcext:value-type="string">
            <text:p>Gewerbeimmobili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ANLAGE</text:p>
          </table:table-cell>
          <table:table-cell office:value-type="string" calcext:value-type="string">
            <text:p>property_cat</text:p>
          </table:table-cell>
          <table:table-cell/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Kapital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WAZ</text:p>
          </table:table-cell>
          <table:table-cell office:value-type="string" calcext:value-type="string">
            <text:p>property_cat</text:p>
          </table:table-cell>
          <table:table-cell/>
          <table:table-cell office:value-type="string" calcext:value-type="string">
            <text:p>Temporary Living</text:p>
          </table:table-cell>
          <table:table-cell/>
          <table:table-cell office:value-type="string" calcext:value-type="string">
            <text:p>Wohnen auf Zei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property_cit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7.4</text:p>
          </table:table-cell>
          <table:table-cell table:style-name="ce23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1.3.2</text:p>
          </table:table-cell>
          <table:table-cell table:style-name="ce23" office:value-type="date" office:date-value="2018-05-10" calcext:value-type="date">
            <text:p>2018-05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21" office:value-type="string" calcext:value-type="string">
            <text:p>1.3.0</text:p>
          </table:table-cell>
          <table:table-cell table:style-name="ce23" office:value-type="date" office:date-value="2018-02-01" calcext:value-type="date">
            <text:p>2018-02-01</text:p>
          </table:table-cell>
          <table:table-cell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_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21" office:value-type="string" calcext:value-type="string">
            <text:p>1.3.0</text:p>
          </table:table-cell>
          <table:table-cell table:style-name="ce23" office:value-type="date" office:date-value="2018-02-01" calcext:value-type="date">
            <text:p>2018-02-01</text:p>
          </table:table-cell>
          <table:table-cell/>
          <table:table-cell table:style-name="ce4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_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office:value-type="string" calcext:value-type="string">
            <text:p>property_features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office:value-type="string" calcext:value-type="string">
            <text:p>property_features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property_features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4" office:value-type="float" office:value="42832" calcext:value-type="float">
            <text:p>42832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office:value-type="string" calcext:value-type="string">
            <text:p>property_features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office:value-type="string" calcext:value-type="string">
            <text:p>property_features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office:value-type="string" calcext:value-type="string">
            <text:p>property_features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table:style-name="ce4" office:value-type="string" calcext:value-type="string">
            <text:p>property_status</text:p>
          </table:table-cell>
          <table:table-cell/>
          <table:table-cell table:style-name="ce4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table:style-name="ce4" office:value-type="string" calcext:value-type="string">
            <text:p>property_status</text:p>
          </table:table-cell>
          <table:table-cell/>
          <table:table-cell table:style-name="ce4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table:style-name="ce4" office:value-type="string" calcext:value-type="string">
            <text:p>property_status</text:p>
          </table:table-cell>
          <table:table-cell/>
          <table:table-cell table:style-name="ce4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3" office:value-type="date" office:date-value="2018-02-01" calcext:value-type="date">
            <text:p>2018-02-0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/>
          <table:table-cell table:style-name="ce4" table:number-columns-repeated="9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style standard custom fields</text:p>
          </table:table-cell>
          <table:table-cell table:style-name="ce1" table:number-columns-repeated="9"/>
          <table:table-cell table:style-name="ce17"/>
          <table:table-cell table:style-name="ce32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benutzerdefinierte Standardfelder</text:p>
          </table:table-cell>
          <table:table-cell table:style-name="ce1" table:number-columns-repeated="9"/>
          <table:table-cell table:style-name="ce17"/>
          <table:table-cell table:style-name="ce32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top_angebot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Top Offer</text:p>
          </table:table-cell>
          <table:table-cell table:style-name="ce4"/>
          <table:table-cell table:style-name="ce4" office:value-type="string" calcext:value-type="string">
            <text:p>Top-Angebo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preisreduktion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Reduced Price</text:p>
          </table:table-cell>
          <table:table-cell table:style-name="ce4"/>
          <table:table-cell table:style-name="ce4" office:value-type="string" calcext:value-type="string">
            <text:p>Preis reduzier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verwaltung_objekt-&gt;user_defined_simplefield:feldname:courtage_frei</text:p>
          </table:table-cell>
          <table:table-cell table:style-name="ce5" office:value-type="string" calcext:value-type="string">
            <text:p>property_status</text:p>
          </table:table-cell>
          <table:table-cell table:style-name="ce5" table:number-columns-repeated="5"/>
          <table:table-cell table:style-name="ce5" office:value-type="string" calcext:value-type="string">
            <text:p>1.6.0</text:p>
          </table:table-cell>
          <table:table-cell table:style-name="ce26" office:value-type="date" office:date-value="2020-07-29" calcext:value-type="date">
            <text:p>2020-07-2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neu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Neu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s_tages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Property of the day</text:p>
          </table:table-cell>
          <table:table-cell table:style-name="ce4"/>
          <table:table-cell table:style-name="ce4" office:value-type="string" calcext:value-type="string">
            <text:p>Objekt des Tages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exklusiv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Exclusive</text:p>
          </table:table-cell>
          <table:table-cell table:style-name="ce4"/>
          <table:table-cell table:style-name="ce4" office:value-type="string" calcext:value-type="string">
            <text:p>Exklusiv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r_woche</text:p>
          </table:table-cell>
          <table:table-cell table:style-name="ce4" office:value-type="string" calcext:value-type="string">
            <text:p>property_status</text:p>
          </table:table-cell>
          <table:table-cell table:style-name="ce4"/>
          <table:table-cell table:style-name="ce4" office:value-type="string" calcext:value-type="string">
            <text:p>Property of the Week</text:p>
          </table:table-cell>
          <table:table-cell table:style-name="ce4"/>
          <table:table-cell table:style-name="ce4" office:value-type="string" calcext:value-type="string">
            <text:p>Objekt der Woche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19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_zoner_price</text:p>
          </table:table-cell>
          <table:table-cell table:style-name="ce4" office:value-type="string" calcext:value-type="string">
            <text:p>float</text:p>
          </table:table-cell>
          <table:table-cell table:style-name="ce4" table:number-columns-repeated="4"/>
          <table:table-cell table:style-name="ce6" office:value-type="string" calcext:value-type="string">
            <text:p>1.7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6" office:value-type="string" calcext:value-type="string">
            <text:p>_zoner_price</text:p>
          </table:table-cell>
          <table:table-cell table:style-name="ce6" office:value-type="string" calcext:value-type="string">
            <text:p>float</text:p>
          </table:table-cell>
          <table:table-cell table:style-name="ce4" table:number-columns-repeated="4"/>
          <table:table-cell table:style-name="ce6" office:value-type="string" calcext:value-type="string">
            <text:p>1.7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9"/>
          <table:table-cell table:style-name="ce31" office:value-type="string" calcext:value-type="string">
            <text:p>preise-&gt;gesamtbelastungnetto*</text:p>
          </table:table-cell>
          <table:table-cell table:style-name="ce31" office:value-type="string" calcext:value-type="string">
            <text:p>_zoner_price</text:p>
          </table:table-cell>
          <table:table-cell table:style-name="ce31" office:value-type="string" calcext:value-type="string">
            <text:p>float</text:p>
          </table:table-cell>
          <table:table-cell table:style-name="ce31" table:number-columns-repeated="4"/>
          <table:table-cell table:style-name="ce31" office:value-type="string" calcext:value-type="string">
            <text:p>1.8.0</text:p>
          </table:table-cell>
          <table:table-cell table:style-name="ce57" office:value-type="date" office:date-value="2024-07-18" calcext:value-type="date">
            <text:p>2024-07-18</text:p>
          </table:table-cell>
          <table:table-cell table:style-name="ce39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9"/>
          <table:table-cell table:style-name="ce31" office:value-type="string" calcext:value-type="string">
            <text:p>preise-&gt;hauptmietzinsnetto*</text:p>
          </table:table-cell>
          <table:table-cell table:style-name="ce31" office:value-type="string" calcext:value-type="string">
            <text:p>_zoner_price</text:p>
          </table:table-cell>
          <table:table-cell table:style-name="ce31" office:value-type="string" calcext:value-type="string">
            <text:p>float</text:p>
          </table:table-cell>
          <table:table-cell table:style-name="ce31" table:number-columns-repeated="4"/>
          <table:table-cell table:style-name="ce31" office:value-type="string" calcext:value-type="string">
            <text:p>1.8.0</text:p>
          </table:table-cell>
          <table:table-cell table:style-name="ce57" office:value-type="date" office:date-value="2024-07-18" calcext:value-type="date">
            <text:p>2024-07-18</text:p>
          </table:table-cell>
          <table:table-cell table:style-name="ce39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9"/>
          <table:table-cell table:style-name="ce31" office:value-type="string" calcext:value-type="string">
            <text:p>preise-&gt;gesamtmietenetto*</text:p>
          </table:table-cell>
          <table:table-cell table:style-name="ce31" office:value-type="string" calcext:value-type="string">
            <text:p>_zoner_price</text:p>
          </table:table-cell>
          <table:table-cell table:style-name="ce31" office:value-type="string" calcext:value-type="string">
            <text:p>float</text:p>
          </table:table-cell>
          <table:table-cell table:style-name="ce31" table:number-columns-repeated="4"/>
          <table:table-cell table:style-name="ce31" office:value-type="string" calcext:value-type="string">
            <text:p>1.8.0</text:p>
          </table:table-cell>
          <table:table-cell table:style-name="ce57" office:value-type="date" office:date-value="2024-07-18" calcext:value-type="date">
            <text:p>2024-07-18</text:p>
          </table:table-cell>
          <table:table-cell table:style-name="ce39"/>
          <table:table-cell table:style-name="ce31" table:number-columns-repeated="1012"/>
        </table:table-row>
        <table:table-row table:style-name="ro1">
          <table:table-cell table:style-name="ce31" office:value-type="string" calcext:value-type="string">
            <text:p>custom_field</text:p>
          </table:table-cell>
          <table:table-cell table:style-name="ce39"/>
          <table:table-cell table:style-name="ce31" office:value-type="string" calcext:value-type="string">
            <text:p>preise-&gt;summemietenetto*</text:p>
          </table:table-cell>
          <table:table-cell table:style-name="ce31" office:value-type="string" calcext:value-type="string">
            <text:p>_zoner_price</text:p>
          </table:table-cell>
          <table:table-cell table:style-name="ce31" office:value-type="string" calcext:value-type="string">
            <text:p>float</text:p>
          </table:table-cell>
          <table:table-cell table:style-name="ce31" table:number-columns-repeated="4"/>
          <table:table-cell table:style-name="ce31" office:value-type="string" calcext:value-type="string">
            <text:p>1.8.0</text:p>
          </table:table-cell>
          <table:table-cell table:style-name="ce57" office:value-type="date" office:date-value="2024-07-18" calcext:value-type="date">
            <text:p>2024-07-18</text:p>
          </table:table-cell>
          <table:table-cell table:style-name="ce39"/>
          <table:table-cell table:style-name="ce31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belastungbrutto</text:p>
          </table:table-cell>
          <table:table-cell table:style-name="ce6" office:value-type="string" calcext:value-type="string">
            <text:p>_zoner_price</text:p>
          </table:table-cell>
          <table:table-cell table:style-name="ce6" office:value-type="string" calcext:value-type="string">
            <text:p>float</text:p>
          </table:table-cell>
          <table:table-cell table:style-name="ce6" table:number-columns-repeated="4"/>
          <table:table-cell table:style-name="ce6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erbpacht</text:p>
          </table:table-cell>
          <table:table-cell table:style-name="ce6" office:value-type="string" calcext:value-type="string">
            <text:p>_zoner_price</text:p>
          </table:table-cell>
          <table:table-cell table:style-name="ce6" office:value-type="string" calcext:value-type="string">
            <text:p>float</text:p>
          </table:table-cell>
          <table:table-cell table:style-name="ce6" table:number-columns-repeated="4"/>
          <table:table-cell table:style-name="ce6" office:value-type="string" calcext:value-type="string">
            <text:p>1.6.5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pacht</text:p>
          </table:table-cell>
          <table:table-cell table:style-name="ce6" office:value-type="string" calcext:value-type="string">
            <text:p>_zoner_price</text:p>
          </table:table-cell>
          <table:table-cell table:style-name="ce6" office:value-type="string" calcext:value-type="string">
            <text:p>float</text:p>
          </table:table-cell>
          <table:table-cell table:style-name="ce6" table:number-columns-repeated="4"/>
          <table:table-cell table:style-name="ce6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6" office:value-type="string" calcext:value-type="string">
            <text:p>_zoner_price</text:p>
          </table:table-cell>
          <table:table-cell table:style-name="ce6" office:value-type="string" calcext:value-type="string">
            <text:p>float</text:p>
          </table:table-cell>
          <table:table-cell table:style-name="ce4" table:number-columns-repeated="4"/>
          <table:table-cell table:style-name="ce6" office:value-type="string" calcext:value-type="string">
            <text:p>1.6.5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mietebrutto</text:p>
          </table:table-cell>
          <table:table-cell table:style-name="ce6" office:value-type="string" calcext:value-type="string">
            <text:p>_zoner_price</text:p>
          </table:table-cell>
          <table:table-cell table:style-name="ce6" office:value-type="string" calcext:value-type="string">
            <text:p>float</text:p>
          </table:table-cell>
          <table:table-cell table:style-name="ce6" table:number-columns-repeated="4"/>
          <table:table-cell table:style-name="ce6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_zoner_price</text:p>
          </table:table-cell>
          <table:table-cell table:style-name="ce4" office:value-type="string" calcext:value-type="string">
            <text:p>float</text:p>
          </table:table-cell>
          <table:table-cell table:style-name="ce4" table:number-columns-repeated="5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_zoner_price</text:p>
          </table:table-cell>
          <table:table-cell table:style-name="ce4" office:value-type="string" calcext:value-type="string">
            <text:p>float</text:p>
          </table:table-cell>
          <table:table-cell table:style-name="ce4" table:number-columns-repeated="5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_zoner_price</text:p>
          </table:table-cell>
          <table:table-cell table:style-name="ce4" office:value-type="string" calcext:value-type="string">
            <text:p>float</text:p>
          </table:table-cell>
          <table:table-cell table:style-name="ce4" table:number-columns-repeated="5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_zoner_price</text:p>
          </table:table-cell>
          <table:table-cell table:style-name="ce4" office:value-type="string" calcext:value-type="string">
            <text:p>float</text:p>
          </table:table-cell>
          <table:table-cell table:style-name="ce4" table:number-columns-repeated="4"/>
          <table:table-cell table:style-name="ce6" office:value-type="string" calcext:value-type="string">
            <text:p>1.6.5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_zoner_price</text:p>
          </table:table-cell>
          <table:table-cell table:style-name="ce4" office:value-type="string" calcext:value-type="string">
            <text:p>float</text:p>
          </table:table-cell>
          <table:table-cell table:style-name="ce4" table:number-columns-repeated="4"/>
          <table:table-cell table:style-name="ce6" office:value-type="string" calcext:value-type="string">
            <text:p>1.6.5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_zoner_price</text:p>
          </table:table-cell>
          <table:table-cell table:style-name="ce4" office:value-type="string" calcext:value-type="string">
            <text:p>float</text:p>
          </table:table-cell>
          <table:table-cell table:style-name="ce4" table:number-columns-repeated="4"/>
          <table:table-cell table:style-name="ce6" office:value-type="string" calcext:value-type="string">
            <text:p>1.6.5</text:p>
          </table:table-cell>
          <table:table-cell table:style-name="ce25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table:style-name="ce4" office:value-type="string" calcext:value-type="string">
            <text:p>_zoner_payment</text:p>
          </table:table-cell>
          <table:table-cell table:style-name="ce4"/>
          <table:table-cell table:style-name="ce12" office:value-type="float" office:value="4" calcext:value-type="float">
            <text:p>4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table:style-name="ce4" office:value-type="string" calcext:value-type="string">
            <text:p>_zoner_payment</text:p>
          </table:table-cell>
          <table:table-cell table:style-name="ce4"/>
          <table:table-cell table:style-name="ce12" office:value-type="float" office:value="5" calcext:value-type="float">
            <text:p>5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table:style-name="ce4" office:value-type="string" calcext:value-type="string">
            <text:p>_zoner_payment</text:p>
          </table:table-cell>
          <table:table-cell table:style-name="ce4"/>
          <table:table-cell table:style-name="ce12" office:value-type="float" office:value="1" calcext:value-type="float">
            <text:p>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table:style-name="ce4" office:value-type="string" calcext:value-type="string">
            <text:p>_zoner_payment</text:p>
          </table:table-cell>
          <table:table-cell table:style-name="ce4"/>
          <table:table-cell table:style-name="ce12" office:value-type="float" office:value="3" calcext:value-type="float">
            <text:p>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number-columns-repeated="3"/>
          <table:table-cell table:style-name="ce4" table:number-columns-repeated="3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waehrung:iso_waehrung</text:p>
          </table:table-cell>
          <table:table-cell table:style-name="ce4" office:value-type="string" calcext:value-type="string">
            <text:p>_zoner_currency</text:p>
          </table:table-cell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 office:value-type="string" calcext:value-type="string">
            <text:p>_zoner_area</text:p>
          </table:table-cell>
          <table:table-cell office:value-type="string" calcext:value-type="string">
            <text:p>number_format: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office:value-type="string" calcext:value-type="string">
            <text:p>_zoner_area</text:p>
          </table:table-cell>
          <table:table-cell office:value-type="string" calcext:value-type="string">
            <text:p>number_format:0</text:p>
          </table:table-cell>
          <table:table-cell table:style-name="ce4" table:number-columns-repeated="5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 office:value-type="string" calcext:value-type="string">
            <text:p>_zoner_area</text:p>
          </table:table-cell>
          <table:table-cell office:value-type="string" calcext:value-type="string">
            <text:p>number_format: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 office:value-type="string" calcext:value-type="string">
            <text:p>_zoner_area</text:p>
          </table:table-cell>
          <table:table-cell office:value-type="string" calcext:value-type="string">
            <text:p>number_format: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 office:value-type="string" calcext:value-type="string">
            <text:p>_zoner_area</text:p>
          </table:table-cell>
          <table:table-cell office:value-type="string" calcext:value-type="string">
            <text:p>number_format: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_zoner_area</text:p>
          </table:table-cell>
          <table:table-cell office:value-type="string" calcext:value-type="string">
            <text:p>number_format: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 office:value-type="string" calcext:value-type="string">
            <text:p>_zoner_area</text:p>
          </table:table-cell>
          <table:table-cell office:value-type="string" calcext:value-type="string">
            <text:p>number_format: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_zoner_area</text:p>
          </table:table-cell>
          <table:table-cell office:value-type="string" calcext:value-type="string">
            <text:p>number_format: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 office:value-type="string" calcext:value-type="string">
            <text:p>_zoner_rooms</text:p>
          </table:table-cell>
          <table:table-cell table:style-name="ce4" office:value-type="string" calcext:value-type="string">
            <text:p>number_format:0</text:p>
          </table:table-cell>
          <table:table-cell table:style-name="ce4" table:number-columns-repeated="5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_zoner_bed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_zoner_bath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office:value-type="string" calcext:value-type="string">
            <text:p>_zoner_distric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_zoner_condition</text:p>
          </table:table-cell>
          <table:table-cell table:style-name="ce4"/>
          <table:table-cell table:style-name="ce12" office:value-type="float" office:value="1" calcext:value-type="float">
            <text:p>1</text:p>
          </table:table-cell>
          <table:table-cell table:style-name="ce4" table:number-columns-repeated="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garage:anzahl</text:p>
          </table:table-cell>
          <table:table-cell office:value-type="string" calcext:value-type="string">
            <text:p>_zoner_garage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zoner_reference</text:p>
          </table:table-cell>
          <table:table-cell table:style-name="ce4" table:number-columns-repeated="6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9"/>
          <table:table-cell table:style-name="ce27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9"/>
          <table:table-cell table:style-name="ce27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6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xample for setting a property category based on a string included in the free text „sonstige_angaben“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Setzen einer Objektkategorie, wenn ein bestimmtes Wort im Freitext „sonstige_angaben“ enthalten ist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reitexte-&gt;sonstige_angaben~Empfehlung</text:p>
          </table:table-cell>
          <table:table-cell table:style-name="ce5" office:value-type="string" calcext:value-type="string">
            <text:p>_zoner_is_featur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plz</text:p>
          </table:table-cell>
          <table:table-cell table:style-name="ce4" office:value-type="string" calcext:value-type="string">
            <text:p>_zoner_zip</text:p>
          </table:table-cell>
          <table:table-cell table:style-name="ce4" table:number-columns-repeated="6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land:iso_land</text:p>
          </table:table-cell>
          <table:table-cell table:style-name="ce6" office:value-type="string" calcext:value-type="string">
            <text:p>_immonex_iso_country</text:p>
          </table:table-cell>
          <table:table-cell table:style-name="ce6" table:number-columns-repeated="6"/>
          <table:table-cell table:style-name="ce28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table:number-columns-repeated="2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table:number-columns-repeated="2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table:number-columns-repeated="2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table:number-columns-repeated="2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table:number-columns-repeated="2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table:number-columns-repeated="2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table:number-columns-repeated="2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table:number-columns-repeated="2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table:number-columns-repeated="2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table:number-columns-repeated="2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table:number-columns-repeated="2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table:number-columns-repeated="2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table:number-columns-repeated="2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table:number-columns-repeated="2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table:number-columns-repeated="2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table:number-columns-repeated="2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table:number-columns-repeated="2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table:number-columns-repeated="2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table:number-columns-repeated="2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table:number-columns-repeated="2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/>
          <table:table-cell table:style-name="ce4" office:value-type="string" calcext:value-type="string">
            <text:p>1.7.5</text:p>
          </table:table-cell>
          <table:table-cell table:style-name="ce23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table:number-columns-repeated="2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7.5</text:p>
          </table:table-cell>
          <table:table-cell table:style-name="ce23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/>
          <table:table-cell table:style-name="ce4" office:value-type="string" calcext:value-type="string">
            <text:p>number_format:0</text:p>
          </table:table-cell>
          <table:table-cell table:style-name="ce4" office:value-type="string" calcext:value-type="string">
            <text:p>Number of Floors</text:p>
          </table:table-cell>
          <table:table-cell table:style-name="ce4"/>
          <table:table-cell table:style-name="ce4" office:value-type="string" calcext:value-type="string">
            <text:p>Etagenanzahl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table:number-columns-repeated="2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table:number-columns-repeated="2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table:number-columns-repeated="2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and further contact data will be assigned by the contents of the nodes kontaktperson-&gt;titel, kontaktperson-&gt;vorname and kontaktperson-&gt;name, respectively the email address automatically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und weitere Kontaktdaten werden anhand der Inhalte der Elemente kontaktperson-&gt;titel, kontaktperson-&gt;vorname und kontaktperson-&gt;name bzw. der E-Mail-Adresse automatisch zugeordnet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ttokalt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Net Cold Rent</text:p>
          </table:table-cell>
          <table:table-cell table:style-name="ce6"/>
          <table:table-cell table:style-name="ce6" office:value-type="string" calcext:value-type="string">
            <text:p>Nettokaltmiete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kalt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Cold Rent</text:p>
          </table:table-cell>
          <table:table-cell table:style-name="ce6"/>
          <table:table-cell table:style-name="ce6" office:value-type="string" calcext:value-type="string">
            <text:p>Kaltmiete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warm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Warm Rent</text:p>
          </table:table-cell>
          <table:table-cell table:style-name="ce6"/>
          <table:table-cell table:style-name="ce6" office:value-type="string" calcext:value-type="string">
            <text:p>Warmmiete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benkoste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Monthly Service Charges</text:p>
          </table:table-cell>
          <table:table-cell table:style-name="ce4"/>
          <table:table-cell table:style-name="ce4" office:value-type="string" calcext:value-type="string">
            <text:p>monatl. Betriebs-/Nebenkost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Heating Costs included in Rent</text:p>
          </table:table-cell>
          <table:table-cell table:style-name="ce4"/>
          <table:table-cell table:style-name="ce4" office:value-type="string" calcext:value-type="string">
            <text:p>Heizkosten in Warmmiete enthalt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5" office:value-type="string" calcext:value-type="string">
            <text:p>1.1.1</text:p>
          </table:table-cell>
          <table:table-cell table:style-name="ce26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5" office:value-type="string" calcext:value-type="string">
            <text:p>1.1.1</text:p>
          </table:table-cell>
          <table:table-cell table:style-name="ce26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miete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Rent</text:p>
          </table:table-cell>
          <table:table-cell table:style-name="ce6"/>
          <table:table-cell table:style-name="ce6" office:value-type="string" calcext:value-type="string">
            <text:p>Gesamtmiete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belastung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Costs</text:p>
          </table:table-cell>
          <table:table-cell table:style-name="ce6"/>
          <table:table-cell table:style-name="ce6" office:value-type="string" calcext:value-type="string">
            <text:p>Gesamtkosten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kostenprom2von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Costs per sqm (min.)</text:p>
          </table:table-cell>
          <table:table-cell table:style-name="ce6"/>
          <table:table-cell table:style-name="ce6" office:value-type="string" calcext:value-type="string">
            <text:p>Gesamtkosten pro m² von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kostenprom2von:gesamtkostenprom2bis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Costs per sqm (max.)</text:p>
          </table:table-cell>
          <table:table-cell table:style-name="ce6"/>
          <table:table-cell table:style-name="ce6" office:value-type="string" calcext:value-type="string">
            <text:p>Gesamtkosten pro m² bis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6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3" office:value-type="date" office:date-value="2018-02-01" calcext:value-type="date">
            <text:p>2018-02-0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3" office:value-type="date" office:date-value="2018-02-01" calcext:value-type="date">
            <text:p>2018-02-0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/>
          <table:table-cell table:style-name="ce6" office:value-type="string" calcext:value-type="string">
            <text:p>1.4.0</text:p>
          </table:table-cell>
          <table:table-cell table:style-name="ce25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/>
          <table:table-cell table:style-name="ce5" office:value-type="string" calcext:value-type="string">
            <text:p>1.7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aussen_courtage*</text:p>
          </table:table-cell>
          <table:table-cell table:style-name="ce6" table:number-columns-repeated="2"/>
          <table:table-cell table:style-name="ce6" office:value-type="string" calcext:value-type="string">
            <text:p>Buyer's Commission</text:p>
          </table:table-cell>
          <table:table-cell table:style-name="ce6"/>
          <table:table-cell table:style-name="ce6" office:value-type="string" calcext:value-type="string">
            <text:p>Käuferprovision</text:p>
          </table:table-cell>
          <table:table-cell table:style-name="ce6"/>
          <table:table-cell table:style-name="ce48" office:value-type="string" calcext:value-type="string">
            <text:p>1.6.4</text:p>
          </table:table-cell>
          <table:table-cell table:style-name="ce25" office:value-type="date" office:date-value="2021-04-15" calcext:value-type="date">
            <text:p>2021-04-15</text:p>
          </table:table-cell>
          <table:table-cell table:style-name="ce6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/>
          <table:table-cell table:style-name="ce4" office:value-type="string" calcext:value-type="string">
            <text:p>unit:%:0</text:p>
          </table:table-cell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3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3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table:number-columns-repeated="2"/>
          <table:table-cell table:style-name="ce4" office:value-type="string" calcext:value-type="string">
            <text:p>Prices Remark</text:p>
          </table:table-cell>
          <table:table-cell table:style-name="ce4"/>
          <table:table-cell table:style-name="ce4" office:value-type="string" calcext:value-type="string">
            <text:p>Hinweise zu den Preis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Week (normal)</text:p>
          </table:table-cell>
          <table:table-cell table:style-name="ce4"/>
          <table:table-cell table:style-name="ce4" office:value-type="string" calcext:value-type="string">
            <text:p>Aktuelle Mieteinnahmen pro Woche (soll)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iving Area</text:p>
          </table:table-cell>
          <table:table-cell/>
          <table:table-cell office:value-type="string" calcext:value-type="string">
            <text:p>Woh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Plot Area</text:p>
          </table:table-cell>
          <table:table-cell/>
          <table:table-cell office:value-type="string" calcext:value-type="string">
            <text:p>Grundstücks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3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/>
          <table:table-cell table:style-name="ce4" office:value-type="string" calcext:value-type="string">
            <text:p>sqm</text:p>
          </table:table-cell>
          <table:table-cell office:value-type="string" calcext:value-type="string">
            <text:p>Balcony/Terrace Area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Storage Area</text:p>
          </table:table-cell>
          <table:table-cell table:style-name="ce4"/>
          <table:table-cell table:style-name="ce4" office:value-type="string" calcext:value-type="string">
            <text:p>Lagerfläch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arten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Garden Space</text:p>
          </table:table-cell>
          <table:table-cell table:style-name="ce4"/>
          <table:table-cell table:style-name="ce4" office:value-type="string" calcext:value-type="string">
            <text:p>Gartenfläch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table:number-columns-repeated="2"/>
          <table:table-cell office:value-type="string" calcext:value-type="string">
            <text:p>Number or Car Spaces</text:p>
          </table:table-cell>
          <table:table-cell/>
          <table:table-cell office:value-type="string" calcext:value-type="string">
            <text:p>Anzahl 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3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6" office:value-type="string" calcext:value-type="string">
            <text:p>1.7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table:number-columns-repeated="2"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table:number-columns-repeated="2"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table:number-columns-repeated="2"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heizungsart:FERN+</text:p>
          </table:table-cell>
          <table:table-cell table:style-name="ce39" table:number-columns-repeated="2"/>
          <table:table-cell table:style-name="ce39" office:value-type="string" calcext:value-type="string">
            <text:p>District Heating</text:p>
          </table:table-cell>
          <table:table-cell table:style-name="ce39" office:value-type="string" calcext:value-type="string">
            <text:p>Heating Type</text:p>
          </table:table-cell>
          <table:table-cell table:style-name="ce39" office:value-type="string" calcext:value-type="string">
            <text:p>Fernheizung</text:p>
          </table:table-cell>
          <table:table-cell table:style-name="ce39" office:value-type="string" calcext:value-type="string">
            <text:p>Heizungsart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FUSSBODEN+</text:p>
          </table:table-cell>
          <table:table-cell table:style-name="ce4" table:number-columns-repeated="2"/>
          <table:table-cell table:style-name="ce4" office:value-type="string" calcext:value-type="string">
            <text:p>Underfloor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Fußboden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hallenhoehe</text:p>
          </table:table-cell>
          <table:table-cell table:number-columns-repeated="2"/>
          <table:table-cell office:value-type="string" calcext:value-type="string">
            <text:p>Hall Height (m)</text:p>
          </table:table-cell>
          <table:table-cell/>
          <table:table-cell office:value-type="string" calcext:value-type="string">
            <text:p>Hallenhöhe (m)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reitband_zugang:art</text:p>
          </table:table-cell>
          <table:table-cell table:style-name="ce6" table:number-columns-repeated="2"/>
          <table:table-cell table:style-name="ce6" office:value-type="string" calcext:value-type="string">
            <text:p>Internet</text:p>
          </table:table-cell>
          <table:table-cell table:style-name="ce6"/>
          <table:table-cell table:style-name="ce6" office:value-type="string" calcext:value-type="string">
            <text:p>Internet</text:p>
          </table:table-cell>
          <table:table-cell table:style-name="ce6"/>
          <table:table-cell table:style-name="ce6" office:value-type="string" calcext:value-type="string">
            <text:p>1.6.1</text:p>
          </table:table-cell>
          <table:table-cell table:style-name="ce25" office:value-type="date" office:date-value="2020-12-26" calcext:value-type="date">
            <text:p>2020-12-26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ausstattung-&gt;breitband_zugang:speed</text:p>
          </table:table-cell>
          <table:table-cell table:style-name="ce6" table:number-columns-repeated="2"/>
          <table:table-cell table:style-name="ce6" office:value-type="string" calcext:value-type="string">
            <text:p>Internet Speed</text:p>
          </table:table-cell>
          <table:table-cell table:style-name="ce6"/>
          <table:table-cell table:style-name="ce6" office:value-type="string" calcext:value-type="string">
            <text:p>Internet-Geschwindigkeit</text:p>
          </table:table-cell>
          <table:table-cell table:style-name="ce6"/>
          <table:table-cell table:style-name="ce6" office:value-type="string" calcext:value-type="string">
            <text:p>1.6.1</text:p>
          </table:table-cell>
          <table:table-cell table:style-name="ce25" office:value-type="date" office:date-value="2020-12-26" calcext:value-type="date">
            <text:p>2020-12-26</text:p>
          </table:table-cell>
          <table:table-cell table:style-name="ce6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FERN+</text:p>
          </table:table-cell>
          <table:table-cell table:style-name="ce39" table:number-columns-repeated="2"/>
          <table:table-cell table:style-name="ce39" office:value-type="string" calcext:value-type="string">
            <text:p>District Heat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Fernwärme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ERDGAS_LEICHT+</text:p>
          </table:table-cell>
          <table:table-cell table:style-name="ce39" table:number-columns-repeated="2"/>
          <table:table-cell table:style-name="ce39" office:value-type="string" calcext:value-type="string">
            <text:p>Natural Gas (light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Erdgas (leicht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ERDGAS_SCHWER+</text:p>
          </table:table-cell>
          <table:table-cell table:style-name="ce39" table:number-columns-repeated="2"/>
          <table:table-cell table:style-name="ce39" office:value-type="string" calcext:value-type="string">
            <text:p>Natural Gas (heavy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Erdgas (schwer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FERNWAERME_DAMPF+</text:p>
          </table:table-cell>
          <table:table-cell table:style-name="ce39" table:number-columns-repeated="2"/>
          <table:table-cell table:style-name="ce39" office:value-type="string" calcext:value-type="string">
            <text:p>District Heat (Steam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Fernwärme (Dampf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NAHWAERME+</text:p>
          </table:table-cell>
          <table:table-cell table:style-name="ce39" table:number-columns-repeated="2"/>
          <table:table-cell table:style-name="ce39" office:value-type="string" calcext:value-type="string">
            <text:p>Local Heat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Nahwärme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WAERMELIEFERUNG+</text:p>
          </table:table-cell>
          <table:table-cell table:style-name="ce39" table:number-columns-repeated="2"/>
          <table:table-cell table:style-name="ce39" office:value-type="string" calcext:value-type="string">
            <text:p>Heat Delivery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Wärmelieferung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BIOENERGIE+</text:p>
          </table:table-cell>
          <table:table-cell table:style-name="ce39" table:number-columns-repeated="2"/>
          <table:table-cell table:style-name="ce39" office:value-type="string" calcext:value-type="string">
            <text:p>Bio Energy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Bioenergie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WINDENERGIE+</text:p>
          </table:table-cell>
          <table:table-cell table:style-name="ce39" table:number-columns-repeated="2"/>
          <table:table-cell table:style-name="ce39" office:value-type="string" calcext:value-type="string">
            <text:p>Wind Energy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Windenergie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WASSERENERGIE+</text:p>
          </table:table-cell>
          <table:table-cell table:style-name="ce39" table:number-columns-repeated="2"/>
          <table:table-cell table:style-name="ce39" office:value-type="string" calcext:value-type="string">
            <text:p>Water Energy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Wasserenergie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UMWELTWAERME+</text:p>
          </table:table-cell>
          <table:table-cell table:style-name="ce39" table:number-columns-repeated="2"/>
          <table:table-cell table:style-name="ce39" office:value-type="string" calcext:value-type="string">
            <text:p>Environmental Heat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Umweltwärme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KWK_FOSSIL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fossil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Kraft-Wärme-Kopplung (fossil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KWK_ERNEUERBAR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renewable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Kraft-Wärme-Kopplung (erneuerbar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KWK_REGENERATIV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regenerative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Kraft-Wärme-Kopplung (regenerativ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/>
          <table:table-cell table:style-name="ce39" office:value-type="string" calcext:value-type="string">
            <text:p>ausstattung-&gt;befeuerung:KWK_BIO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Bio)</text:p>
          </table:table-cell>
          <table:table-cell table:style-name="ce39" office:value-type="string" calcext:value-type="string">
            <text:p>Firing</text:p>
          </table:table-cell>
          <table:table-cell table:style-name="ce39" office:value-type="string" calcext:value-type="string">
            <text:p>Kraft-Wärme-Kopplung (Bio)</text:p>
          </table:table-cell>
          <table:table-cell table:style-name="ce39" office:value-type="string" calcext:value-type="string">
            <text:p>Befeuerung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table:number-columns-repeated="2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table:number-columns-repeated="2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table:number-columns-repeated="2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table:number-columns-repeated="2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table:number-columns-repeated="2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table:number-columns-repeated="2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table:number-columns-repeated="2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table:number-columns-repeated="2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6" office:value-type="string" calcext:value-type="string">
            <text:p>1.7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table:number-columns-repeated="2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table:number-columns-repeated="2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table:number-columns-repeated="2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table:number-columns-repeated="2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table:number-columns-repeated="2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table:number-columns-repeated="2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6" office:value-type="string" calcext:value-type="string">
            <text:p>1.7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table:number-columns-repeated="2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table:number-columns-repeated="2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table:style-name="ce4" table:number-columns-repeated="2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table:style-name="ce4" table:number-columns-repeated="2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table:style-name="ce4" table:number-columns-repeated="2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table:style-name="ce4" table:number-columns-repeated="2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table:style-name="ce4" table:number-columns-repeated="2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table:style-name="ce4" table:number-columns-repeated="2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table:style-name="ce4" table:number-columns-repeated="2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table:style-name="ce4" table:number-columns-repeated="2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table:style-name="ce4" table:number-columns-repeated="2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table:style-name="ce4" table:number-columns-repeated="2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table:style-name="ce4" table:number-columns-repeated="2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table:style-name="ce4" table:number-columns-repeated="2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table:style-name="ce4" table:number-columns-repeated="2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table:style-name="ce4" table:number-columns-repeated="2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table:style-name="ce4" table:number-columns-repeated="2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table:style-name="ce4" table:number-columns-repeated="2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table:style-name="ce4" table:number-columns-repeated="2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table:style-name="ce4" table:number-columns-repeated="2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0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6" office:value-type="string" calcext:value-type="string">
            <text:p>1.7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table:number-columns-repeated="2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table:number-columns-repeated="2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table:number-columns-repeated="2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table:number-columns-repeated="2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table:number-columns-repeated="2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table:number-columns-repeated="2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table:number-columns-repeated="2"/>
          <table:table-cell office:value-type="string" calcext:value-type="string">
            <text:p>Build Year</text:p>
          </table:table-cell>
          <table:table-cell/>
          <table:table-cell office:value-type="string" calcext:value-type="string">
            <text:p>Baujah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table:number-columns-repeated="2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table:number-columns-repeated="2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table:number-columns-repeated="2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table:number-columns-repeated="2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table:number-columns-repeated="2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table:number-columns-repeated="2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table:number-columns-repeated="2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table:number-columns-repeated="2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table:number-columns-repeated="2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table:number-columns-repeated="2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table:number-columns-repeated="2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table:number-columns-repeated="2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table:number-columns-repeated="2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table:number-columns-repeated="2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table:number-columns-repeated="2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table:number-columns-repeated="2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6" office:value-type="string" calcext:value-type="string">
            <text:p>1.7.2</text:p>
          </table:table-cell>
          <table:table-cell table:style-name="ce25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letztemodernisierung</text:p>
          </table:table-cell>
          <table:table-cell table:number-columns-repeated="2"/>
          <table:table-cell office:value-type="string" calcext:value-type="string">
            <text:p>Last Modernization</text:p>
          </table:table-cell>
          <table:table-cell/>
          <table:table-cell office:value-type="string" calcext:value-type="string">
            <text:p>Letzte Modernisi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3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3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3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3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3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FERN+</text:p>
          </table:table-cell>
          <table:table-cell table:style-name="ce39" table:number-columns-repeated="2"/>
          <table:table-cell table:style-name="ce39" office:value-type="string" calcext:value-type="string">
            <text:p>District Heat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Fernwärme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ERDGAS_LEICHT+</text:p>
          </table:table-cell>
          <table:table-cell table:style-name="ce39" table:number-columns-repeated="2"/>
          <table:table-cell table:style-name="ce39" office:value-type="string" calcext:value-type="string">
            <text:p>Natural Gas (light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Erdgas (leicht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ERDGAS_SCHWER+</text:p>
          </table:table-cell>
          <table:table-cell table:style-name="ce39" table:number-columns-repeated="2"/>
          <table:table-cell table:style-name="ce39" office:value-type="string" calcext:value-type="string">
            <text:p>Natural Gas (heavy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Erdgas (schwer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FERNWAERME_DAMPF+</text:p>
          </table:table-cell>
          <table:table-cell table:style-name="ce39" table:number-columns-repeated="2"/>
          <table:table-cell table:style-name="ce39" office:value-type="string" calcext:value-type="string">
            <text:p>District Heat (Steam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Fernwärme (Dampf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NAHWAERME+</text:p>
          </table:table-cell>
          <table:table-cell table:style-name="ce39" table:number-columns-repeated="2"/>
          <table:table-cell table:style-name="ce39" office:value-type="string" calcext:value-type="string">
            <text:p>Local Heat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Nahwärme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WAERMELIEFERUNG+</text:p>
          </table:table-cell>
          <table:table-cell table:style-name="ce39" table:number-columns-repeated="2"/>
          <table:table-cell table:style-name="ce39" office:value-type="string" calcext:value-type="string">
            <text:p>Heat Delivery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Wärmelieferung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BIOENERGIE+</text:p>
          </table:table-cell>
          <table:table-cell table:style-name="ce39" table:number-columns-repeated="2"/>
          <table:table-cell table:style-name="ce39" office:value-type="string" calcext:value-type="string">
            <text:p>Bio Energy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Bioenergie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WINDENERGIE+</text:p>
          </table:table-cell>
          <table:table-cell table:style-name="ce39" table:number-columns-repeated="2"/>
          <table:table-cell table:style-name="ce39" office:value-type="string" calcext:value-type="string">
            <text:p>Wind Energy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Windenergie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WASSERENERGIE+</text:p>
          </table:table-cell>
          <table:table-cell table:style-name="ce39" table:number-columns-repeated="2"/>
          <table:table-cell table:style-name="ce39" office:value-type="string" calcext:value-type="string">
            <text:p>Water Energy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Wasserenergie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UMWELTWAERME+</text:p>
          </table:table-cell>
          <table:table-cell table:style-name="ce39" table:number-columns-repeated="2"/>
          <table:table-cell table:style-name="ce39" office:value-type="string" calcext:value-type="string">
            <text:p>Environmental Heat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Umweltwärme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KWK_FOSSIL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fossil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Kraft-Wärme-Kopplung (fossil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KWK_ERNEUERBAR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renewable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Kraft-Wärme-Kopplung (erneuerbar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KWK_REGENERATIV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regenerative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Kraft-Wärme-Kopplung (regenerativ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ausstattung-&gt;befeuerung:KWK_BIO+</text:p>
          </table:table-cell>
          <table:table-cell table:style-name="ce39" table:number-columns-repeated="2"/>
          <table:table-cell table:style-name="ce39" office:value-type="string" calcext:value-type="string">
            <text:p>Combined Heat and Power (Bio)</text:p>
          </table:table-cell>
          <table:table-cell table:style-name="ce39" office:value-type="string" calcext:value-type="string">
            <text:p>Primary Energy Carrier</text:p>
          </table:table-cell>
          <table:table-cell table:style-name="ce39" office:value-type="string" calcext:value-type="string">
            <text:p>Kraft-Wärme-Kopplung (Bio)</text:p>
          </table:table-cell>
          <table:table-cell table:style-name="ce39" office:value-type="string" calcext:value-type="string">
            <text:p>Primärenergieträger</text:p>
          </table:table-cell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4" office:value-type="string" calcext:value-type="string">
            <text:p>1.3.2</text:p>
          </table:table-cell>
          <table:table-cell table:style-name="ce23" office:value-type="date" office:date-value="2018-05-10" calcext:value-type="date">
            <text:p>2018-05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3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1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9" office:value-type="string" calcext:value-type="string">
            <text:p>custom_field</text:p>
          </table:table-cell>
          <table:table-cell table:style-name="ce39" office:value-type="string" calcext:value-type="string">
            <text:p>epass</text:p>
          </table:table-cell>
          <table:table-cell table:style-name="ce39" office:value-type="string" calcext:value-type="string">
            <text:p>zustand_angaben-&gt;energiepass-&gt;geg2018</text:p>
          </table:table-cell>
          <table:table-cell table:style-name="ce39" table:number-columns-repeated="2"/>
          <table:table-cell table:style-name="ce39" office:value-type="string" calcext:value-type="string">
            <text:p>GEG Information</text:p>
          </table:table-cell>
          <table:table-cell table:style-name="ce39"/>
          <table:table-cell table:style-name="ce39" office:value-type="string" calcext:value-type="string">
            <text:p>Angaben gem. GEG</text:p>
          </table:table-cell>
          <table:table-cell table:style-name="ce39"/>
          <table:table-cell table:style-name="ce39" office:value-type="string" calcext:value-type="string">
            <text:p>1.8.0</text:p>
          </table:table-cell>
          <table:table-cell table:style-name="ce54" office:value-type="date" office:date-value="2024-07-18" calcext:value-type="date">
            <text:p>2024-07-18</text:p>
          </table:table-cell>
          <table:table-cell table:style-name="ce39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 table:style-name="ce15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3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 table:number-columns-repeated="2"/>
          <table:table-cell table:style-name="ce23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7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4"/>
          <table:table-cell table:style-name="ce5" table:number-columns-repeated="53"/>
          <table:table-cell table:number-columns-repeated="960"/>
        </table:table-row>
        <table:table-row table:style-name="ro1" table:number-rows-repeated="10477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.00.0000</text:date>, <text:time style:data-style-name="N2" text:time-value="16:38:05.80179585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18T16:49:51.447645092</dc:date>
    <meta:generator>LibreOffice/7.3.2.2$MacOSX_AARCH64 LibreOffice_project/49f2b1bff42cfccbd8f788c8dc32c1c309559be0</meta:generator>
    <meta:editing-duration>P3DT23H19M44S</meta:editing-duration>
    <meta:editing-cycles>223</meta:editing-cycles>
    <meta:document-statistic meta:table-count="1" meta:cell-count="4489" meta:object-count="0"/>
  </office:meta>
</office:document-meta>
</file>